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1540e" officeooo:paragraph-rsid="0001540e"/>
    </style:style>
    <style:style style:name="P2" style:family="paragraph" style:parent-style-name="Standard">
      <style:text-properties officeooo:paragraph-rsid="0001540e"/>
    </style:style>
    <style:style style:name="P3" style:family="paragraph" style:parent-style-name="Standard">
      <style:text-properties officeooo:rsid="00018d72" officeooo:paragraph-rsid="00018d72"/>
    </style:style>
    <style:style style:name="P4" style:family="paragraph" style:parent-style-name="Standard">
      <style:text-properties officeooo:paragraph-rsid="00018d72"/>
    </style:style>
    <style:style style:name="P5" style:family="paragraph" style:parent-style-name="Standard">
      <style:text-properties officeooo:rsid="0001bc69" officeooo:paragraph-rsid="0001bc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nswers to the question (not contained in the output):</text:p>
      <text:p text:style-name="P4"/>
      <text:p text:style-name="P4">Q2:</text:p>
      <text:p text:style-name="P4"/>
      <text:p text:style-name="P4">2.2: Null space of A: [0,0,1]</text:p>
      <text:p text:style-name="P4"/>
      <text:p text:style-name="P3">2.3: x = a * [0,0,1], where a is a real number</text:p>
      <text:p text:style-name="P1"/>
      <text:p text:style-name="P1"/>
      <text:p text:style-name="P1"/>
      <text:p text:style-name="P5">The Program's Output:</text:p>
      <text:p text:style-name="P1"/>
      <text:p text:style-name="P1"><text:tab/><text:tab/><text:tab/>Output for question 1: </text:p>
      <text:p text:style-name="P1"/>
      <text:p text:style-name="P1">A = </text:p>
      <text:p text:style-name="P1">[[ 1. <text:s/>0. <text:s/>0.]</text:p>
      <text:p text:style-name="P1"><text:s/>[ 0. <text:s/>1. <text:s/>0.]</text:p>
      <text:p text:style-name="P1"><text:s/>[ 0. <text:s/>0. <text:s/>1.]]</text:p>
      <text:p text:style-name="P1">A's rank = <text:s/>3</text:p>
      <text:p text:style-name="P1">A's inverse = </text:p>
      <text:p text:style-name="P1">[[ 1. <text:s/>0. <text:s/>0.]</text:p>
      <text:p text:style-name="P1"><text:s/>[ 0. <text:s/>1. <text:s/>0.]</text:p>
      <text:p text:style-name="P1"><text:s/>[ 0. <text:s/>0. <text:s/>1.]]</text:p>
      <text:p text:style-name="P1"><text:s/>cross product between first row and second row of A = <text:s text:c="2"/>0.0000 <text:s text:c="2"/>0.0000 <text:s text:c="2"/>1.0000</text:p>
      <text:p text:style-name="P1"/>
      <text:p text:style-name="P1"><text:s/>cross product between first row and third row of A = <text:s text:c="2"/>0.0000 <text:s/>-1.0000 <text:s text:c="2"/>0.0000</text:p>
      <text:p text:style-name="P1"/>
      <text:p text:style-name="P1"><text:s/>cross product between second row and third row of A = <text:s text:c="2"/>1.0000 <text:s text:c="2"/>0.0000 <text:s text:c="2"/>0.0000</text:p>
      <text:p text:style-name="P1"/>
      <text:p text:style-name="P1"><text:s/>cross product between first row and first row of A = <text:s text:c="2"/>0.0000 <text:s text:c="2"/>0.0000 <text:s text:c="2"/>0.0000</text:p>
      <text:p text:style-name="P1"/>
      <text:p text:style-name="P1"><text:s/>cross product between second row and second row of A = <text:s text:c="2"/>0.0000 <text:s text:c="2"/>0.0000 <text:s text:c="2"/>0.0000</text:p>
      <text:p text:style-name="P1"/>
      <text:p text:style-name="P1"><text:s/>cross product between third row and third row of A = <text:s text:c="2"/>0.0000 <text:s text:c="2"/>0.0000 <text:s text:c="2"/>0.0000</text:p>
      <text:p text:style-name="P1"/>
      <text:p text:style-name="P1">The first and second rows of A are orthogonal to each other.</text:p>
      <text:p text:style-name="P1">The first and third rows of A are orthogonal to each other.</text:p>
      <text:p text:style-name="P1">The second and third rows of A are orthogonal to each other.</text:p>
      <text:p text:style-name="P1">EigenValues of A:</text:p>
      <text:p text:style-name="P1">[ 1. <text:s/>1. <text:s/>1.]</text:p>
      <text:p text:style-name="P1">EigenVectors of A:</text:p>
      <text:p text:style-name="P1">[[ 1. <text:s/>0. <text:s/>0.]</text:p>
      <text:p text:style-name="P1"><text:s/>[ 0. <text:s/>1. <text:s/>0.]</text:p>
      <text:p text:style-name="P1"><text:s/>[ 0. <text:s/>0. <text:s/>1.]]</text:p>
      <text:p text:style-name="P1">Singular Values:</text:p>
      <text:p text:style-name="P1">[ 1. <text:s/>1. <text:s/>1.]</text:p>
      <text:p text:style-name="P1">Matrix U:</text:p>
      <text:p text:style-name="P1"/>
      <text:p text:style-name="P1">[[ 1. <text:s/>0. <text:s/>0.]</text:p>
      <text:p text:style-name="P1"><text:s/>[ 0. <text:s/>1. <text:s/>0.]</text:p>
      <text:p text:style-name="P1"><text:s/>[ 0. <text:s/>0. <text:s/>1.]]</text:p>
      <text:p text:style-name="P1">Matrix V:</text:p>
      <text:p text:style-name="P1"><text:soft-page-break/></text:p>
      <text:p text:style-name="P1">[[ 1. <text:s/>0. <text:s/>0.]</text:p>
      <text:p text:style-name="P1"><text:s/>[ 0. <text:s/>1. <text:s/>0.]</text:p>
      <text:p text:style-name="P1"><text:s/>[ 0. <text:s/>0. <text:s/>1.]]</text:p>
      <text:p text:style-name="P1"><text:s/>dot product between first column and second column of U = <text:s text:c="2"/>0.0000</text:p>
      <text:p text:style-name="P1"/>
      <text:p text:style-name="P1"><text:s/>dot product between first column and third column of U = <text:s text:c="2"/>0.0000</text:p>
      <text:p text:style-name="P1"/>
      <text:p text:style-name="P1"><text:s/>dot product between second column and third column of U = <text:s text:c="2"/>0.0000</text:p>
      <text:p text:style-name="P1"/>
      <text:p text:style-name="P1"><text:s/>dot product between first column and first column of U = <text:s text:c="2"/>1.0000</text:p>
      <text:p text:style-name="P1"/>
      <text:p text:style-name="P1"><text:s/>dot product between second column and second column of U = <text:s text:c="2"/>1.0000</text:p>
      <text:p text:style-name="P1"/>
      <text:p text:style-name="P1"><text:s/>dot product between third column and third column of U = <text:s text:c="2"/>1.0000</text:p>
      <text:p text:style-name="P1"/>
      <text:p text:style-name="P1"><text:s/>dot product between first column and second column of V = <text:s text:c="2"/>0.0000</text:p>
      <text:p text:style-name="P1"/>
      <text:p text:style-name="P1"><text:s/>dot product between first column and third column of V = <text:s text:c="2"/>0.0000</text:p>
      <text:p text:style-name="P1"/>
      <text:p text:style-name="P1"><text:s/>dot product between second column and third column of V = <text:s text:c="2"/>0.0000</text:p>
      <text:p text:style-name="P1"/>
      <text:p text:style-name="P1"><text:s/>dot product between first column and first column of V = <text:s text:c="2"/>1.0000</text:p>
      <text:p text:style-name="P1"/>
      <text:p text:style-name="P1"><text:s/>dot product between second column and second column of V = <text:s text:c="2"/>1.0000</text:p>
      <text:p text:style-name="P1"/>
      <text:p text:style-name="P1"><text:s/>dot product between third column and third column of V = <text:s text:c="2"/>1.0000</text:p>
      <text:p text:style-name="P1"/>
      <text:p text:style-name="P1"/>
      <text:p text:style-name="P1"/>
      <text:p text:style-name="P1"><text:tab/><text:tab/><text:tab/>Output for question 2: </text:p>
      <text:p text:style-name="P1"/>
      <text:p text:style-name="P1">A = </text:p>
      <text:p text:style-name="P1">[[1 0 0]</text:p>
      <text:p text:style-name="P1"><text:s/>[0 1 0]</text:p>
      <text:p text:style-name="P1"><text:s/>[1 1 0]]</text:p>
      <text:p text:style-name="P1">A's rank = <text:s/>2</text:p>
      <text:p text:style-name="P1">EigenValues of A:</text:p>
      <text:p text:style-name="P1">[ 0. <text:s/>1. <text:s/>1.]</text:p>
      <text:p text:style-name="P1">EigenVectors of A:</text:p>
      <text:p text:style-name="P1">[[ 0. <text:s text:c="9"/>0.70710678 <text:s/>0. <text:s text:c="7"/>]</text:p>
      <text:p text:style-name="P1"><text:s/>[ 0. <text:s text:c="9"/>0. <text:s text:c="9"/>0.70710678]</text:p>
      <text:p text:style-name="P1"><text:s/>[ 1. <text:s text:c="9"/>0.70710678 <text:s/>0.70710678]]</text:p>
      <text:p text:style-name="P1">Singular Values:</text:p>
      <text:p text:style-name="P1">[ 1.73205081 <text:s/>1. <text:s text:c="9"/>0. <text:s text:c="7"/>]</text:p>
      <text:p text:style-name="P1">Matrix U:</text:p>
      <text:p text:style-name="P1"/>
      <text:p text:style-name="P1">[[ -4.08248290e-01 <text:s text:c="2"/>7.07106781e-01 <text:s/>-5.77350269e-01]</text:p>
      <text:p text:style-name="P1"><text:s/>[ -4.08248290e-01 <text:s/>-7.07106781e-01 <text:s/>-5.77350269e-01]</text:p>
      <text:p text:style-name="P1"><text:s/>[ -8.16496581e-01 <text:s/>-5.55111512e-17 <text:s text:c="2"/>5.77350269e-01]]</text:p>
      <text:p text:style-name="P1">Matrix V:</text:p>
      <text:p text:style-name="P1"/>
      <text:p text:style-name="P1"><text:soft-page-break/>[[-0.70710678 -0.70710678 -0. <text:s text:c="7"/>]</text:p>
      <text:p text:style-name="P1"><text:s/>[ 0.70710678 -0.70710678 -0. <text:s text:c="7"/>]</text:p>
      <text:p text:style-name="P1"><text:s/>[ 0. <text:s text:c="9"/>0. <text:s text:c="9"/>1. <text:s text:c="7"/>]]</text:p>
      <text:p text:style-name="P1"><text:s/>dot product between first column and second column of U = <text:s text:c="2"/>0.0000</text:p>
      <text:p text:style-name="P1"/>
      <text:p text:style-name="P1"><text:s/>dot product between first column and third column of U = <text:s/>-0.0000</text:p>
      <text:p text:style-name="P1"/>
      <text:p text:style-name="P1"><text:s/>dot product between second column and third column of U = <text:s text:c="2"/>0.0000</text:p>
      <text:p text:style-name="P1"/>
      <text:p text:style-name="P1"><text:s/>dot product between first column and first column of U = <text:s text:c="2"/>1.0000</text:p>
      <text:p text:style-name="P1"/>
      <text:p text:style-name="P1"><text:s/>dot product between second column and second column of U = <text:s text:c="2"/>1.0000</text:p>
      <text:p text:style-name="P1"/>
      <text:p text:style-name="P1"><text:s/>dot product between third column and third column of U = <text:s text:c="2"/>1.0000</text:p>
      <text:p text:style-name="P1"/>
      <text:p text:style-name="P1"><text:s/>dot product between first column and second column of V = <text:s text:c="2"/>0.0000</text:p>
      <text:p text:style-name="P1"/>
      <text:p text:style-name="P1"><text:s/>dot product between first column and third column of V = <text:s text:c="2"/>0.0000</text:p>
      <text:p text:style-name="P1"/>
      <text:p text:style-name="P1"><text:s/>dot product between second column and third column of V = <text:s text:c="2"/>0.0000</text:p>
      <text:p text:style-name="P1"/>
      <text:p text:style-name="P1"><text:s/>dot product between first column and first column of V = <text:s text:c="2"/>1.0000</text:p>
      <text:p text:style-name="P1"/>
      <text:p text:style-name="P1"><text:s/>dot product between second column and second column of V = <text:s text:c="2"/>1.0000</text:p>
      <text:p text:style-name="P1"/>
      <text:p text:style-name="P1"><text:s/>dot product between third column and third column of V = <text:s text:c="2"/>1.0000</text:p>
      <text:p text:style-name="P1"/>
      <text:p text:style-name="P1"/>
      <text:p text:style-name="P1"/>
      <text:p text:style-name="P1"><text:tab/><text:tab/><text:tab/>Output for question 3: </text:p>
      <text:p text:style-name="P1"/>
      <text:p text:style-name="P1">Determinate of A: <text:s/>0.01</text:p>
      <text:p text:style-name="P1">Rank of A: <text:s/>3</text:p>
      <text:p text:style-name="P1">Singular values of A: <text:s/>[ <text:s/>1.00000000e+01 <text:s text:c="2"/>1.00000000e+01 <text:s text:c="2"/>1.00000000e-04]</text:p>
      <text:p text:style-name="P1">Practically, rank of A should be 2</text:p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g Yangyu</meta:initial-creator>
    <meta:creation-date>2013-09-08T00:19:27</meta:creation-date>
    <meta:generator>LibreOffice/4.1.1.2$MacOSX_x86 LibreOffice_project/7e4286b58adc75a14f6d83f53a03b6c11fa2903</meta:generator>
    <dc:date>2013-09-10T18:27:00.234025000</dc:date>
    <meta:editing-duration>PT1M27S</meta:editing-duration>
    <meta:editing-cycles>6</meta:editing-cycles>
    <meta:document-statistic meta:table-count="0" meta:image-count="0" meta:object-count="0" meta:page-count="3" meta:paragraph-count="91" meta:word-count="638" meta:character-count="3531" meta:non-whitespace-character-count="2684"/>
  </office:meta>
</office:document-meta>
</file>